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tyle="italic" style:font-style-asian="italic" style:font-style-complex="italic"/>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weight="normal" style:font-weight-asian="normal" style:font-weight-complex="normal"/>
    </style:style>
    <style:style style:name="P6" style:family="paragraph" style:parent-style-name="Text_20_body">
      <style:text-properties style:font-name="Arial"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Standard">
      <style:text-properties style:font-name="Arial"/>
    </style:style>
    <style:style style:name="P8" style:family="paragraph" style:parent-style-name="Heading_20_1">
      <style:paragraph-properties fo:text-align="start" style:justify-single-word="false"/>
      <style:text-properties fo:font-size="18pt" style:font-size-asian="18pt" style:font-size-complex="18pt"/>
    </style:style>
    <style:style style:name="P9" style:family="paragraph" style:parent-style-name="Standard">
      <style:text-properties style:font-name="Arial"/>
    </style:style>
    <style:style style:name="P10" style:family="paragraph" style:parent-style-name="Heading_20_3">
      <style:text-properties fo:font-style="italic" style:font-style-asian="italic" style:font-style-complex="italic"/>
    </style:style>
    <style:style style:name="P11" style:family="paragraph" style:parent-style-name="Heading_20_4">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font-name="Arial"/>
    </style:style>
    <style:style style:name="T3" style:family="text">
      <style:text-properties style:font-name="Arial" fo:font-weight="normal" style:font-weight-asian="normal" style:font-weight-complex="norm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tyle="italic" style:text-underline-style="none" fo:font-weight="normal" style:font-style-asian="italic" style:font-weight-asian="normal" style:font-style-complex="italic" style:font-weight-complex="normal"/>
    </style:style>
    <style:style style:name="T6" style:family="text">
      <style:text-properties style:font-name="Arial" fo:font-style="italic" fo:font-weight="normal" style:font-style-asian="italic" style:font-weight-asian="normal" style:font-style-complex="italic" style:font-weight-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VISION - ramundboende.se</text:h>
      <text:h text:style-name="Heading_20_2" text:outline-level="2">Bakgrund</text:h>
      <text:p text:style-name="P7">Företaget Bruksvallarnas Semesterboende AB hyr veckovis ut ett nybyggt hus samt en mindre stuga i skidorten Ramundberget. I nuläget hyr företaget ut med hjälp av annonser och lokala turistbyråer. </text:p>
      <text:p text:style-name="P7">Företaget önskar en egen webbsida som presenterar boendena, priserna och som även erbjuder bokning. Man vill att sidan ska vara sökoptimerad på aktuella sökord från potentiella kunder och även att sidan ska vara responsiv, dvs att layouten anpassas beroende på vilken skärmupplösning besökaren har. </text:p>
      <text:p text:style-name="P7">Vidare uttrycker kunden önskemål om en levande och dynamisk sida - värd att besöka många gånger - med väl uppdaterad blogg/nyhetsflöde samt givetvis möjligheter att själv kunna ändra/radera/lägga till såväl bilder som nyheter och informationstexter. </text:p>
      <text:p text:style-name="P7">Kunden vill ha en elegant och stilren sida som väl representerar boendet.</text:p>
      <text:p text:style-name="P7"/>
      <text:p text:style-name="Standard"><text:span text:style-name="T2">Ingen tidigare webbsida finns skapad eller påbörjad, men kunden äger domänen </text:span><text:span text:style-name="T6">http://www.ramundboende.se</text:span><text:span text:style-name="T2"> hos webbhotellet Citynetwork, var man önskar att den slutliga produkten ska publiceras.</text:span></text:p>
      <text:p text:style-name="Standard"><text:line-break/></text:p>
      <text:p text:style-name="P6">Användargrupper</text:p>
      <text:p text:style-name="Text_20_body"><text:span text:style-name="T4">Administratörer<text:line-break/></text:span><text:span text:style-name="T5">Bruksvallarnas Semesterboende AB</text:span><text:span text:style-name="T3"> - <text:line-break/><text:tab/>Ägaren och beställaren av webbsidan, van och duktig datoranvändare. <text:line-break/><text:tab/>Nyfiken och har lätt att ta till sig nya kunskaper. Vill kunna uppdatera, ändra och <text:tab/>radera information på sidan. Vill förstå hur sidan fungerar.</text:span></text:p>
      <text:h text:style-name="P11" text:outline-level="4">Slutanvändare</text:h>
      <text:p text:style-name="P5">Webbsidans besökare, som kan delas in i 2 grupper;</text:p>
      <text:p text:style-name="P5"><text:span text:style-name="T8">Webbplatsbesökare</text:span> -<text:line-break/><text:tab/>Dessa besöker sidan enbart för dess information, de vill att sidan ska vara <text:tab/>välstrukturerad samt logiskt utformad så att de snabbt hittar den information de <text:tab/>söker. Exempel på sådan information kan vara priser, nyheter, bilder och praktisk <text:tab/>information om boendet.</text:p>
      <text:p text:style-name="Text_20_body"><text:span text:style-name="T6">Kunder - <text:line-break/><text:tab/></text:span><text:span text:style-name="T7">Den här användargruppen är blivande kunder som vill boka ett fritidsboende. De vill <text:tab/>snabbt kunna se vilka veckor som är lediga och vad de kostar. De vill ha information <text:tab/>direkt angående hur de går tillväga för att boka. Allra helst vill de kunna göra <text:tab/>bokningen direkt på sidan. </text:span></text:p>
      <text:h text:style-name="P10" text:outline-level="3">Intressenter</text:h>
      <text:p text:style-name="P4">Gamla kunder med liknande verksamheter<text:span text:style-name="T1"> - Här ingår kunder som beställt och levererats webbsidor tidigare. Dessa kan vara intresserade av liknande bokningsfunktionalitet som eventuellt utvecklas till denna.</text:span></text:p>
      <text:p text:style-name="P4"><text:soft-page-break/>Andra stuguthyrare - <text:span text:style-name="T1">Andra stuguthyrare i området (och även i andra områden) som kan vara intresserade av liknande utformning och bokningsfunktionalitet på sina webbplatser.</text:span></text:p>
      <text:p text:style-name="P4">Ramundbergets Alpina AB<text:span text:style-name="T1"> - Påverkas indirekt då de via sin egen webbplats och kundservice marknadsför boendet och utför bokningar till kunden.</text:span></text:p>
      <text:p text:style-name="P2"><text:span text:style-name="T2">Handikappförbunden - </text:span><text:span text:style-name="T3">Vill att webbsidorna följer deras rekommendationer för Tillgängliga webbsidor </text:span><text:a xlink:type="simple" xlink:href="http://www.hso.se/vi-ar-handikappforbunden/Om-den-har-sidan/Tillgangliga-webbsidor/"><text:span text:style-name="T3">http://www.hso.se/vi-ar-handikappforbunden/Om-den-har-sidan/Tillgangliga-webbsidor/</text:span></text:a><text:span text:style-name="T3"> </text:span></text:p>
      <text:p text:style-name="P4">Citynetwork.se - <text:span text:style-name="T1">Kundens webbhotell var domänen finns.</text:span></text:p>
      <text:p text:style-name="P4">WordPress.org</text:p>
      <text:p text:style-name="P4">Php.net</text:p>
      <text:h text:style-name="Heading_20_2" text:outline-level="2">Liknande system och konkurrenter </text:h>
      <text:p text:style-name="P3">Konkurrenter är andra stuguthyrare i samma område, som tävlar om samma kunder och bra indexering hos Google på sökord som "Ramundberget" och "Ramundberget boende".<text:line-break/>Märkligt nog har få av dessa konkurrenter egna webbplatser. De flesta finns endast (liksom den här kunden i nuläget) marknadsförda via <text:span text:style-name="T8">http://www.ramundberget.se</text:span></text:p>
      <text:p text:style-name="P3"><text:span text:style-name="T1">Då den här webbplatsen kommer att byggas med hjälp av eget tema i Wordpress, kan bland "liknande system" nämnas ett oändligt antal gratis- och betalteman listade hos WordPress (</text:span><text:span text:style-name="T9">http://wordpress.org/themes/</text:span><text:span text:style-name="T1">). Inom detta projekt finns inget intresse att konkurrera med dessa, då kunden vill behålla temat för sig själv.</text:span></text:p>
      <text:h text:style-name="Heading_20_3" text:outline-level="3">Baskrav </text:h>
      <text:p text:style-name="P7">BK 1: Sidan ramundboende.se ska innehålla blogg/nyhetsflöde, information, bilder (med tillhörande visnings-plugin), kontaktformulär och bokningsinformation.</text:p>
      <text:p text:style-name="P7">BK 2: Sidan ska implementeras med eget tema i WordPress, så att administratören själv kan uppdatera relevant information.</text:p>
      <text:p text:style-name="P7">BK 3: Grafiken på webbsidan ska vara snygg, stilren och modern.</text:p>
      <text:p text:style-name="P7">BK 4: Den färdiga sidan ska klara aktuella standarder och valideringskrav.</text:p>
      <text:p text:style-name="P7">BK 5: Sidan ska innehålla en bokningssida där användaren ser tillgängliga veckor, pris och kan göra en bokning direkt på sidan.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DV430 - Individuellt mjukvaruutvecklingsprojekt</text:p>
        <text:p text:style-name="MP1">Marike Grinde - mg222c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1T13:11:04</meta:creation-date>
    <dc:date>2014-04-06T13:14:57</dc:date>
    <meta:editing-duration>PT3H36M5S</meta:editing-duration>
    <meta:editing-cycles>32</meta:editing-cycles>
    <meta:generator>OpenOffice.org/3.4.1$Unix OpenOffice.org_project/341m1$Build-9593</meta:generator>
    <meta:document-statistic meta:table-count="0" meta:image-count="0" meta:object-count="0" meta:page-count="2" meta:paragraph-count="33" meta:word-count="565" meta:character-count="4049"/>
  </office:meta>
</office:document-meta>
</file>